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8ad" officeooo:paragraph-rsid="001fd8ad"/>
    </style:style>
    <style:style style:name="P2" style:family="paragraph" style:parent-style-name="Standard">
      <style:text-properties officeooo:rsid="00204c6a" officeooo:paragraph-rsid="00204c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ng tomcat from 1 server to another</text:p>
      <text:p text:style-name="P1">- goto tomcat location</text:p>
      <text:p text:style-name="P1">- scp one of the running tomcat</text:p>
      <text:p text:style-name="P1">- edit server.xml [location: .conf/server.xml]</text:p>
      <text:p text:style-name="P1">- check for the port [make sure the port doesnt match from one tomcat to another]</text:p>
      <text:p text:style-name="P1">- edit in setenv.sh [/tomcat/bin/setbin.sh]</text:p>
      <text:p text:style-name="P1"><text:tab/>- export JAVA_HOME = java used by tomcat</text:p>
      <text:p text:style-name="P1"><text:tab/>- export CATALINA_OPTS = tomcat used memory</text:p>
      <text:p text:style-name="P1"><text:tab/>- <text:s/>application runt time environment = QC/prod</text:p>
      <text:p text:style-name="P1"><text:s/><text:tab/>- gv = garbage collection location</text:p>
      <text:p text:style-name="P1">For new server</text:p>
      <text:p text:style-name="P1">- create username tomcat</text:p>
      <text:p text:style-name="P1">- useradd tomcat</text:p>
      <text:p text:style-name="P1">GOTO /etc/init.d</text:p>
      <text:p text:style-name="P1">- edit for start and stop script</text:p>
      <text:p text:style-name="P1">-edit from tomcat location</text:p>
      <text:p text:style-name="P1">Finally,</text:p>
      <text:p text:style-name="P1">- give ownership to tomcat user</text:p>
      <text:p text:style-name="P1">chown -R tomcat:tomcat trunk/</text:p>
      <text:p text:style-name="P1"/>
      <text:p text:style-name="P1">Check for certificates error</text:p>
      <text:p text:style-name="P1">- check for the certificates file location → /opt/bin</text:p>
      <text:p text:style-name="P1">scp everestQCert.jks... <text:s text:c="4"/>.@ required IP address.</text:p>
      <text:p text:style-name="P1"/>
      <text:p text:style-name="P1">Change SSL path and port in server.xml</text:p>
      <text:p text:style-name="P1">- /tomcat/conf/server.xml</text:p>
      <text:p text:style-name="P1"/>
      <text:p text:style-name="P2">Clone git</text:p>
      <text:p text:style-name="P2">- git clone <text:a xlink:type="simple" xlink:href="mailto:git@repo.deerwalk.com">git@repo.deerwalk.com</text:a>:dwconfig.git</text:p>
      <text:p text:style-name="P2">- git checkout develop</text:p>
      <text:p text:style-name="P2">- git pull</text:p>
      <text:p text:style-name="P2"/>
      <text:p text:style-name="P2">[Note: main files to change or look : webapps, setenv.sh, server.xml, catalina.sh, /etc/init.d]</text:p>
      <text:p text:style-name="P2"/>
      <text:p text:style-name="P2">files needed for cas – cas.war and casCluster</text:p>
      <text:p text:style-name="P2">files needed for UM - <text:s/>root.war tag.war cluster.war 23.war</text:p>
      <text:p text:style-name="P2"/>
      <text:p text:style-name="P2">to copy the whole folder</text:p>
      <text:p text:style-name="P2">cp -r trunk/ ./cas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7:37:59.481628480</meta:creation-date>
    <dc:date>2015-08-25T17:58:20.401333931</dc:date>
    <dc:creator>Sajan Shakya</dc:creator>
    <meta:editing-duration>PT3M50S</meta:editing-duration>
    <meta:editing-cycles>1</meta:editing-cycles>
    <meta:document-statistic meta:table-count="0" meta:image-count="0" meta:object-count="0" meta:page-count="1" meta:paragraph-count="33" meta:word-count="185" meta:character-count="1147" meta:non-whitespace-character-count="983"/>
    <meta:generator>LibreOffice/4.2.8.2$Linux_X86_64 LibreOffice_project/420m0$Build-2</meta:generator>
  </office:meta>
</office:document-meta>
</file>